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PAexゴシック" svg:font-family="IPAexゴシック, IPAexGothic"/>
    <style:font-face style:name="IPAex明朝" svg:font-family="IPAex明朝, IPAexMincho"/>
    <style:font-face style:name="Mangal1" svg:font-family="Manga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rame_20_contents">
      <style:text-properties style:font-name="Courier New"/>
    </style:style>
    <style:style style:name="P2" style:family="paragraph">
      <style:paragraph-properties fo:text-align="center"/>
    </style:style>
    <style:style style:name="T1" style:family="text">
      <style:text-properties style:language-asian="ja" style:country-asian="JP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枠1" text:anchor-type="paragraph" svg:x="0.039cm" svg:y="0.042cm" svg:width="16.916cm" draw:z-index="0"><draw:text-box fo:min-height="6.324cm"><text:p text:style-name="P1"><draw:line text:anchor-type="paragraph" draw:z-index="1" draw:style-name="gr1" draw:text-style-name="P2" svg:x1="-0.152cm" svg:y1="6.17cm" svg:x2="16.762cm" svg:y2="-0.152cm"><text:p/></draw:line>1</text:p><text:p text:style-name="P1">2</text:p><text:p text:style-name="P1">3</text:p><text:p text:style-name="P1">4</text:p><text:p text:style-name="P1">5</text:p><text:p text:style-name="P1">6</text:p><text:p text:style-name="P1">7</text:p><text:p text:style-name="P1">89abcdefghijklmnop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PAexゴシック" svg:font-family="IPAexゴシック, IPAexGothic"/>
    <style:font-face style:name="IPAex明朝" svg:font-family="IPAex明朝, IPAexMincho"/>
    <style:font-face style:name="Mangal1" svg:font-family="Manga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ex明朝" fo:font-size="10.5pt" fo:language="en" fo:country="US" style:letter-kerning="true" style:font-name-asian="IPAex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IPAexゴシック" fo:font-size="14pt" style:font-name-asian="IPAex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IPAex明朝" style:font-name-asian="IPAex明朝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IPAex明朝" fo:font-size="10.5pt" fo:font-style="italic" style:font-name-asian="IPAex明朝" style:font-size-asian="10.5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PAex明朝" style:font-name-asian="IPAex明朝"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5T14:59:10.02</meta:creation-date>
    <dc:date>2010-08-10T13:09:44.90</dc:date>
    <meta:editing-duration>PT03H48M37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8" meta:character-count="25"/>
  </office:meta>
</office:document-meta>
</file>